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0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zepterarbeitu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tersstatist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mierumgebung vorbereiten, erste Datenumwandlungen, Zuornung von Regierungsbezirke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nderbetreuung Plaetze je Einwoh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ordnung von Landkreisen, erste Graphik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hueler Lehrer pro Einwohner und alle Schulen zamschmeisse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94 95 Haeuser Wohnungen zusammen</text:p>
          </table:table-cell>
          <table:table-cell table:number-columns-repeated="2"/>
          <table:table-cell office:value-type="string" calcext:value-type="string">
            <text:p>einfach nur 95</text:p>
          </table:table-cell>
        </table:table-row>
        <table:table-row table:style-name="ro1">
          <table:table-cell office:value-type="string" calcext:value-type="string">
            <text:p>GitHub setup, plots (cutoffs)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8.1.18</text:p>
          </table:table-cell>
          <table:table-cell/>
          <table:table-cell office:value-type="string" calcext:value-type="string">
            <text:p>104 105 zam</text:p>
          </table:table-cell>
          <table:table-cell table:number-columns-repeated="2"/>
          <table:table-cell office:value-type="string" calcext:value-type="string">
            <text:p>einfach nur 105</text:p>
          </table:table-cell>
        </table:table-row>
        <table:table-row table:style-name="ro1">
          <table:table-cell office:value-type="string" calcext:value-type="string">
            <text:p>Plot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.01.18</text:p>
          </table:table-cell>
          <table:table-cell/>
          <table:table-cell office:value-type="string" calcext:value-type="string">
            <text:p>121 122 123 z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10.01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ersstruk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1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6.1.18</text:p>
          </table:table-cell>
          <table:table-cell office:value-type="string" calcext:value-type="string">
            <text:p>altersstruktu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8.1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29.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ize all plots, Engelsberg labels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30.1.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Style plots, lower/greater perc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erbayern Vergleich, explanations etc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.2.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40*[.B17]" office:value-type="float" office:value="600" calcext:value-type="float">
            <text:p>600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völkerung bergrenz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4.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völkerung begrenzen 2 und Grundsteu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05.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RECHNUNG BEANTRAGT:</text:p>
          </table:table-cell>
          <table:table-cell/>
          <table:table-cell office:value-type="string" calcext:value-type="string">
            <text:p>21.05.201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bsprechung und Koordination, Beantragen der neuen Daten für 201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3.9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nspielen der neuen Daten 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.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15:09:13.143402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2:32:44.449943876</meta:creation-date>
    <dc:date>2019-09-05T15:10:05.958076701</dc:date>
    <meta:editing-duration>PT5H42M19S</meta:editing-duration>
    <meta:editing-cycles>27</meta:editing-cycles>
    <meta:generator>LibreOffice/6.2.6.2$Linux_X86_64 LibreOffice_project/20$Build-2</meta:generator>
    <meta:document-statistic meta:table-count="1" meta:cell-count="64" meta:object-count="0"/>
  </office:meta>
</office:document-meta>
</file>